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SOGE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MARRA QUENAYA, ROBINSON JESÚ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MARRA QUENAYA, ROBINSON JESÚ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CODORNIZ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272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2:19:1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